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694in" style:rel-column-width="1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I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7573f" officeooo:paragraph-rsid="0007573f"/>
    </style:style>
    <style:style style:name="P2" style:family="paragraph" style:parent-style-name="Standard">
      <style:paragraph-properties fo:text-align="center" style:justify-single-word="false"/>
      <style:text-properties officeooo:rsid="0007573f" officeooo:paragraph-rsid="0007573f"/>
    </style:style>
    <style:style style:name="P3" style:family="paragraph" style:parent-style-name="Standard">
      <style:text-properties style:use-window-font-color="true" officeooo:rsid="0007573f" officeooo:paragraph-rsid="0008eb36" fo:background-color="transparent"/>
    </style:style>
    <style:style style:name="P4" style:family="paragraph" style:parent-style-name="Standard">
      <style:text-properties officeooo:rsid="000e419f" officeooo:paragraph-rsid="000e419f"/>
    </style:style>
    <style:style style:name="P5" style:family="paragraph" style:parent-style-name="Standard">
      <style:text-properties officeooo:rsid="000e419f" officeooo:paragraph-rsid="000ed525"/>
    </style:style>
    <style:style style:name="P6" style:family="paragraph" style:parent-style-name="Standard">
      <style:text-properties officeooo:rsid="000ed525" officeooo:paragraph-rsid="000ed525"/>
    </style:style>
    <style:style style:name="P7" style:family="paragraph" style:parent-style-name="Standard">
      <style:text-properties officeooo:rsid="000ed525" officeooo:paragraph-rsid="00102a47"/>
    </style:style>
    <style:style style:name="P8" style:family="paragraph" style:parent-style-name="Standard">
      <style:text-properties officeooo:rsid="000ed525" officeooo:paragraph-rsid="0010deb6"/>
    </style:style>
    <style:style style:name="P9" style:family="paragraph" style:parent-style-name="Standard">
      <style:text-properties officeooo:rsid="000ed525" officeooo:paragraph-rsid="0012b3e7"/>
    </style:style>
    <style:style style:name="P10" style:family="paragraph" style:parent-style-name="Standard">
      <style:text-properties officeooo:rsid="000ed525" officeooo:paragraph-rsid="001497f8"/>
    </style:style>
    <style:style style:name="P11" style:family="paragraph" style:parent-style-name="Standard">
      <style:text-properties officeooo:rsid="0012b3e7" officeooo:paragraph-rsid="0012b3e7"/>
    </style:style>
    <style:style style:name="P12" style:family="paragraph" style:parent-style-name="Standard">
      <style:text-properties officeooo:rsid="001497f8" officeooo:paragraph-rsid="001497f8"/>
    </style:style>
    <style:style style:name="P13" style:family="paragraph" style:parent-style-name="Standard">
      <style:text-properties officeooo:rsid="001497f8" officeooo:paragraph-rsid="0014ee4e"/>
    </style:style>
    <style:style style:name="P14" style:family="paragraph" style:parent-style-name="Standard">
      <style:text-properties officeooo:rsid="001497f8" officeooo:paragraph-rsid="0014f9bd"/>
    </style:style>
    <style:style style:name="P15" style:family="paragraph" style:parent-style-name="Standard">
      <style:text-properties officeooo:rsid="001497f8" officeooo:paragraph-rsid="00157de5"/>
    </style:style>
    <style:style style:name="P16" style:family="paragraph" style:parent-style-name="Standard">
      <style:text-properties officeooo:rsid="0014ee4e" officeooo:paragraph-rsid="0014ee4e"/>
    </style:style>
    <style:style style:name="P17" style:family="paragraph" style:parent-style-name="Standard">
      <style:text-properties officeooo:rsid="00157de5" officeooo:paragraph-rsid="00157de5"/>
    </style:style>
    <style:style style:name="P18" style:family="paragraph" style:parent-style-name="Standard">
      <style:paragraph-properties fo:break-before="page"/>
      <style:text-properties officeooo:rsid="000ed525" officeooo:paragraph-rsid="00102a47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weight="bold" officeooo:rsid="00084977" officeooo:paragraph-rsid="0008eb36" fo:background-color="transparen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weight="bold" officeooo:rsid="000e419f" officeooo:paragraph-rsid="000e419f" fo:background-color="transparen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officeooo:rsid="00084977" officeooo:paragraph-rsid="0008eb36" fo:background-color="transparent"/>
    </style:style>
    <style:style style:name="P2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use-window-font-color="true" officeooo:rsid="00084977" officeooo:paragraph-rsid="0008eb36" fo:background-color="transparent"/>
    </style:style>
    <style:style style:name="T1" style:family="text">
      <style:text-properties officeooo:rsid="0007573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8eb36"/>
    </style:style>
    <style:style style:name="T4" style:family="text">
      <style:text-properties style:text-position="sub 58%" officeooo:rsid="00102a47"/>
    </style:style>
    <style:style style:name="T5" style:family="text">
      <style:text-properties style:text-position="sub 58%" officeooo:rsid="0010deb6"/>
    </style:style>
    <style:style style:name="T6" style:family="text">
      <style:text-properties style:text-position="sub 58%" officeooo:rsid="0014ee4e"/>
    </style:style>
    <style:style style:name="T7" style:family="text">
      <style:text-properties officeooo:rsid="0008eb36"/>
    </style:style>
    <style:style style:name="T8" style:family="text">
      <style:text-properties officeooo:rsid="000e419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e51c1"/>
    </style:style>
    <style:style style:name="T11" style:family="text">
      <style:text-properties style:text-position="0% 100%" officeooo:rsid="000ed525"/>
    </style:style>
    <style:style style:name="T12" style:family="text">
      <style:text-properties style:text-position="0% 100%" officeooo:rsid="00102a47"/>
    </style:style>
    <style:style style:name="T13" style:family="text">
      <style:text-properties style:text-position="0% 100%" officeooo:rsid="0007573f"/>
    </style:style>
    <style:style style:name="T14" style:family="text">
      <style:text-properties style:text-position="0% 100%" officeooo:rsid="0010deb6"/>
    </style:style>
    <style:style style:name="T15" style:family="text">
      <style:text-properties style:text-position="0% 100%" officeooo:rsid="0012b3e7"/>
    </style:style>
    <style:style style:name="T16" style:family="text">
      <style:text-properties style:text-position="0% 100%" officeooo:rsid="001497f8"/>
    </style:style>
    <style:style style:name="T17" style:family="text">
      <style:text-properties style:text-position="0% 100%" officeooo:rsid="0014ee4e"/>
    </style:style>
    <style:style style:name="T18" style:family="text">
      <style:text-properties style:text-position="0% 100%" officeooo:rsid="0014f9bd"/>
    </style:style>
    <style:style style:name="T19" style:family="text">
      <style:text-properties style:text-position="0% 100%" officeooo:rsid="00157de5"/>
    </style:style>
    <style:style style:name="T20" style:family="text">
      <style:text-properties style:text-position="0% 100%" officeooo:rsid="00168157"/>
    </style:style>
    <style:style style:name="T21" style:family="text">
      <style:text-properties officeooo:rsid="000e51c1"/>
    </style:style>
    <style:style style:name="T22" style:family="text">
      <style:text-properties officeooo:rsid="000ed5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tial Path<text:span text:style-name="T7">s</text:span> of<text:line-break/><text:span text:style-name="T1">Real </text:span>Addition <text:span text:style-name="T8">on Intervals</text:span></text:p>
      <text:p text:style-name="P2">by Sven Nilsen, 2017</text:p>
      <text:p text:style-name="P1"/>
      <text:p text:style-name="P4">The existential paths of real addition, constrained by two functions `g<text:span text:style-name="T2">0</text:span>` and `g<text:span text:style-name="T2">1</text:span>` of some real variables, are closed under a constructive <text:span text:style-name="T22">higher order </text:span>family of functions:</text:p>
      <text:p text:style-name="P1"/>
      <text:p text:style-name="P1"><text:tab/>∃<text:span text:style-name="T7">add{g</text:span><text:span text:style-name="T3">0</text:span><text:span text:style-name="T7">(a), g</text:span><text:span text:style-name="T3">1</text:span><text:span text:style-name="T7">(b)} &lt;=&gt; g</text:span><text:span text:style-name="T3">2</text:span><text:span text:style-name="T7">(a+b)</text:span></text:p>
      <text:p text:style-name="P3"/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20">g<text:span text:style-name="T2">0</text:span>/g<text:span text:style-name="T2">1</text:span></text:p>
          </table:table-cell>
          <table:table-cell table:style-name="Table2.A1" office:value-type="string">
            <text:p text:style-name="P19">false<text:span text:style-name="T2">1</text:span></text:p>
          </table:table-cell>
          <table:table-cell table:style-name="Table2.A1" office:value-type="string">
            <text:p text:style-name="P19">(&gt; <text:span text:style-name="T7">a</text:span>)</text:p>
          </table:table-cell>
          <table:table-cell table:style-name="Table2.A1" office:value-type="string">
            <text:p text:style-name="P19">(= <text:span text:style-name="T7">a</text:span>)</text:p>
          </table:table-cell>
          <table:table-cell table:style-name="Table2.A1" office:value-type="string">
            <text:p text:style-name="P19">(&gt;= <text:span text:style-name="T7">a</text:span>)</text:p>
          </table:table-cell>
          <table:table-cell table:style-name="Table2.A1" office:value-type="string">
            <text:p text:style-name="P19">(&lt; <text:span text:style-name="T7">a</text:span>)</text:p>
          </table:table-cell>
          <table:table-cell table:style-name="Table2.A1" office:value-type="string">
            <text:p text:style-name="P19">(¬= <text:span text:style-name="T7">a</text:span>)</text:p>
          </table:table-cell>
          <table:table-cell table:style-name="Table2.A1" office:value-type="string">
            <text:p text:style-name="P19">(&lt;= <text:span text:style-name="T7">a</text:span>)</text:p>
          </table:table-cell>
          <table:table-cell table:style-name="Table2.I1" office:value-type="string">
            <text:p text:style-name="P19">true<text:span text:style-name="T2">1</text:span></text:p>
          </table:table-cell>
        </table:table-row>
        <table:table-row>
          <table:table-cell table:style-name="Table2.A2" office:value-type="string">
            <text:p text:style-name="P19">false<text:span text:style-name="T2">1</text:span>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A2" office:value-type="string">
            <text:p text:style-name="P21">false<text:span text:style-name="T2">1</text:span>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I2" office:value-type="string">
            <text:p text:style-name="P22">false<text:span text:style-name="T2">1</text:span></text:p>
          </table:table-cell>
        </table:table-row>
        <table:table-row>
          <table:table-cell table:style-name="Table2.A2" office:value-type="string">
            <text:p text:style-name="P19">(&gt; <text:span text:style-name="T7">b</text:span>)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A2" office:value-type="string">
            <text:p text:style-name="P21">(&gt; <text:span text:style-name="T7">a+b</text:span>)</text:p>
          </table:table-cell>
          <table:table-cell table:style-name="Table2.A2" office:value-type="string">
            <text:p text:style-name="P21">(&gt; <text:span text:style-name="T7">a+b</text:span>)</text:p>
          </table:table-cell>
          <table:table-cell table:style-name="Table2.A2" office:value-type="string">
            <text:p text:style-name="P21">(&gt; <text:span text:style-name="T7">a+b</text:span>)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I2" office:value-type="string">
            <text:p text:style-name="P21">true<text:span text:style-name="T2">1</text:span></text:p>
          </table:table-cell>
        </table:table-row>
        <table:table-row>
          <table:table-cell table:style-name="Table2.A2" office:value-type="string">
            <text:p text:style-name="P19">(= <text:span text:style-name="T7">b</text:span>)</text:p>
          </table:table-cell>
          <table:table-cell table:style-name="Table2.A2" office:value-type="string">
            <text:p text:style-name="P22">false<text:span text:style-name="T2">1</text:span></text:p>
          </table:table-cell>
          <table:table-cell table:style-name="Table2.A2" office:value-type="string">
            <text:p text:style-name="P21">(&gt; <text:span text:style-name="T7">a+b</text:span>)</text:p>
          </table:table-cell>
          <table:table-cell table:style-name="Table2.A2" office:value-type="string">
            <text:p text:style-name="P21">(= <text:span text:style-name="T7">a+b</text:span>)</text:p>
          </table:table-cell>
          <table:table-cell table:style-name="Table2.A2" office:value-type="string">
            <text:p text:style-name="P21">(&gt;= <text:span text:style-name="T7">a+b</text:span>)</text:p>
          </table:table-cell>
          <table:table-cell table:style-name="Table2.A2" office:value-type="string">
            <text:p text:style-name="P21">(&lt; <text:span text:style-name="T7">a+b</text:span>)</text:p>
          </table:table-cell>
          <table:table-cell table:style-name="Table2.A2" office:value-type="string">
            <text:p text:style-name="P21">(¬= <text:span text:style-name="T7">a+b</text:span>)</text:p>
          </table:table-cell>
          <table:table-cell table:style-name="Table2.A2" office:value-type="string">
            <text:p text:style-name="P21">(&lt;= <text:span text:style-name="T7">a+b</text:span>)</text:p>
          </table:table-cell>
          <table:table-cell table:style-name="Table2.I2" office:value-type="string">
            <text:p text:style-name="P21">true<text:span text:style-name="T2">1</text:span></text:p>
          </table:table-cell>
        </table:table-row>
        <table:table-row>
          <table:table-cell table:style-name="Table2.A2" office:value-type="string">
            <text:p text:style-name="P19">(&gt;= <text:span text:style-name="T7">b</text:span>)</text:p>
          </table:table-cell>
          <table:table-cell table:style-name="Table2.A2" office:value-type="string">
            <text:p text:style-name="P21">false<text:span text:style-name="T2">1</text:span></text:p>
          </table:table-cell>
          <table:table-cell table:style-name="Table2.A2" office:value-type="string">
            <text:p text:style-name="P21">(&gt; <text:span text:style-name="T7">a+b</text:span>)</text:p>
          </table:table-cell>
          <table:table-cell table:style-name="Table2.A2" office:value-type="string">
            <text:p text:style-name="P21">(&gt;= <text:span text:style-name="T7">a+b</text:span>)</text:p>
          </table:table-cell>
          <table:table-cell table:style-name="Table2.A2" office:value-type="string">
            <text:p text:style-name="P21">(&gt;= <text:span text:style-name="T7">a+b</text:span>)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I2" office:value-type="string">
            <text:p text:style-name="P21">true<text:span text:style-name="T2">1</text:span></text:p>
          </table:table-cell>
        </table:table-row>
        <table:table-row>
          <table:table-cell table:style-name="Table2.A2" office:value-type="string">
            <text:p text:style-name="P19">(&lt; <text:span text:style-name="T7">b</text:span>)</text:p>
          </table:table-cell>
          <table:table-cell table:style-name="Table2.A2" office:value-type="string">
            <text:p text:style-name="P21">fals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(&lt; <text:span text:style-name="T7">a+b</text:span>)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(&lt; <text:span text:style-name="T7">a+b</text:span>)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(&lt; <text:span text:style-name="T7">a+b</text:span>)</text:p>
          </table:table-cell>
          <table:table-cell table:style-name="Table2.I2" office:value-type="string">
            <text:p text:style-name="P21">true<text:span text:style-name="T2">1</text:span></text:p>
          </table:table-cell>
        </table:table-row>
        <table:table-row>
          <table:table-cell table:style-name="Table2.A2" office:value-type="string">
            <text:p text:style-name="P19">(¬= <text:span text:style-name="T7">b</text:span>)</text:p>
          </table:table-cell>
          <table:table-cell table:style-name="Table2.A2" office:value-type="string">
            <text:p text:style-name="P21">fals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(¬= <text:span text:style-name="T7">a+b</text:span>)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I2" office:value-type="string">
            <text:p text:style-name="P21">true<text:span text:style-name="T2">1</text:span></text:p>
          </table:table-cell>
        </table:table-row>
        <table:table-row>
          <table:table-cell table:style-name="Table2.A2" office:value-type="string">
            <text:p text:style-name="P19">(&lt;= <text:span text:style-name="T7">b</text:span>)</text:p>
          </table:table-cell>
          <table:table-cell table:style-name="Table2.A2" office:value-type="string">
            <text:p text:style-name="P21">fals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(&lt;= <text:span text:style-name="T7">a+b</text:span>)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(&lt; <text:span text:style-name="T7">a+b</text:span>)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(&lt;= <text:span text:style-name="T7">a+b</text:span>)</text:p>
          </table:table-cell>
          <table:table-cell table:style-name="Table2.I2" office:value-type="string">
            <text:p text:style-name="P21">true<text:span text:style-name="T2">1</text:span></text:p>
          </table:table-cell>
        </table:table-row>
        <table:table-row>
          <table:table-cell table:style-name="Table2.A2" office:value-type="string">
            <text:p text:style-name="P19">true<text:span text:style-name="T2">1</text:span></text:p>
          </table:table-cell>
          <table:table-cell table:style-name="Table2.A2" office:value-type="string">
            <text:p text:style-name="P21">false<text:span text:style-name="T2">1</text:span></text:p>
          </table:table-cell>
          <table:table-cell table:style-name="Table2.A2" office:value-type="string">
            <text:p text:style-name="P22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A2" office:value-type="string">
            <text:p text:style-name="P21">true<text:span text:style-name="T2">1</text:span></text:p>
          </table:table-cell>
          <table:table-cell table:style-name="Table2.I2" office:value-type="string">
            <text:p text:style-name="P21">true<text:span text:style-name="T2">1</text:span></text:p>
          </table:table-cell>
        </table:table-row>
      </table:table>
      <text:p text:style-name="P3"/>
      <text:p text:style-name="P5"><text:span text:style-name="T21">Each function defines a sub-type of the real numbers. </text:span><text:span text:style-name="T10">There are 8 functions in a concrete family, parameterized over a real number. The inverted sub-type is also in the same </text:span><text:span text:style-name="T11">concrete </text:span><text:span text:style-name="T10">family.</text:span></text:p>
      <text:p text:style-name="P4"><text:span text:style-name="T10"/></text:p>
      <text:p text:style-name="P8"><text:span text:style-name="T14">Using functions from concrete families, o</text:span><text:span text:style-name="T9">ne can use Boolean algebra to define an arbitrary sub-set of the real numbers, </text:span><text:span text:style-name="T14">which becomes a family of functions parameterized over multiple real numbers</text:span><text:span text:style-name="T9">. </text:span><text:span text:style-name="T15">The existential path is then constructed by the following law:</text:span></text:p>
      <text:p text:style-name="P8"><text:span text:style-name="T12"/></text:p>
      <text:p text:style-name="P8"><text:span text:style-name="T12"><text:tab/></text:span><text:span text:style-name="T13">∃</text:span><text:span text:style-name="T12">add{∑ </text:span><text:span text:style-name="T14">i { </text:span><text:span text:style-name="T12">∏ </text:span><text:span text:style-name="T14">n { g</text:span><text:span text:style-name="T5">in</text:span><text:span text:style-name="T14"> } }, ∑ j { ∏ m { g</text:span><text:span text:style-name="T5">jm</text:span><text:span text:style-name="T14"> } }} &lt;=&gt; ∑ i, j { ∏ n, m { ∃add{g</text:span><text:span text:style-name="T5">in</text:span><text:span text:style-name="T14">, g</text:span><text:span text:style-name="T5">jm</text:span><text:span text:style-name="T14">} } }</text:span></text:p>
      <text:p text:style-name="P8"><text:span text:style-name="T14"/></text:p>
      <text:p text:style-name="P9"><text:span text:style-name="T14">This is </text:span><text:span text:style-name="T15">possible </text:span><text:span text:style-name="T14">because every </text:span><text:span text:style-name="T15">sub-type defined as a Boolean expression of sub-types can be written in the following form, where `</text:span><text:span text:style-name="T12">∑</text:span><text:span text:style-name="T15">` means union and `</text:span><text:span text:style-name="T12">∏</text:span><text:span text:style-name="T15">` means intersection of sub-types:</text:span></text:p>
      <text:p text:style-name="P7"><text:span text:style-name="T14"/></text:p>
      <text:p text:style-name="P8"><text:span text:style-name="T14"><text:tab/></text:span><text:span text:style-name="T12">∑ </text:span><text:span text:style-name="T14">i { </text:span><text:span text:style-name="T12">∏ </text:span><text:span text:style-name="T14">n { g</text:span><text:span text:style-name="T5">in</text:span><text:span text:style-name="T14"> } }</text:span></text:p>
      <text:p text:style-name="P7"><text:span text:style-name="T14"/></text:p>
      <text:p text:style-name="P11"><text:span text:style-name="T9">It does not matter what the original Boolean expression is, since transformation to the form above allows one to swap any inverted sub-type with another function from the same family.</text:span></text:p>
      <text:p text:style-name="P7"><text:span text:style-name="T12"/></text:p>
      <text:p text:style-name="P7"><text:span text:style-name="T12"><text:tab/>¬</text:span><text:span text:style-name="T15">( (&gt; 2) ∧ (&lt;= 3) )<text:tab/><text:tab/></text:span><text:span text:style-name="T16">Original expression</text:span></text:p>
      <text:p text:style-name="P7"><text:span text:style-name="T15"><text:tab/>¬(&gt; 2) ∨ ¬(&lt;= 3)<text:tab/><text:tab/></text:span><text:span text:style-name="T16">Using De Morgan’s law</text:span></text:p>
      <text:p text:style-name="P7"><text:span text:style-name="T15"><text:tab/>(&lt;= 2) ∨ (&gt; 3)<text:tab/><text:tab/><text:tab/></text:span><text:span text:style-name="T16">Target form of expression</text:span></text:p>
      <text:p text:style-name="P7"><text:span text:style-name="T16"/></text:p>
      <text:p text:style-name="P12"><text:span text:style-name="T16">T</text:span><text:span text:style-name="T9">he target form makes it easier to apply the law for the existential path.</text:span></text:p>
      <text:p text:style-name="P18"><text:span text:style-name="T12">For example</text:span><text:span text:style-name="T9">:</text:span></text:p>
      <text:p text:style-name="P6"><text:span text:style-name="T12"/></text:p>
      <text:p text:style-name="P10"><text:span text:style-name="T12"><text:tab/>∃add{</text:span><text:span text:style-name="T9">(&gt; 2) ∧ (&lt; 3), </text:span><text:span text:style-name="T12">(&gt; 3) </text:span><text:span text:style-name="T9">∧ (&lt;</text:span><text:span text:style-name="T12">=</text:span><text:span text:style-name="T9"> </text:span><text:span text:style-name="T12">4</text:span><text:span text:style-name="T9">)</text:span><text:span text:style-name="T12">}</text:span></text:p>
      <text:p text:style-name="P7"><text:span text:style-name="T12"><text:tab/></text:span><text:span text:style-name="T13">∃</text:span><text:span text:style-name="T12">add{(</text:span><text:span text:style-name="T9">&gt; </text:span><text:span text:style-name="T12">2), (&gt; 3)} ∧ </text:span><text:span text:style-name="T13">∃</text:span><text:span text:style-name="T12">add{(&lt; 3), (&gt; 3)} ∧ </text:span><text:span text:style-name="T13">∃</text:span><text:span text:style-name="T12">add{(&gt; 2), (&lt;= 4)} ∧ </text:span><text:span text:style-name="T13">∃</text:span><text:span text:style-name="T12">add{(&lt; 3), (&lt;= 4)}</text:span></text:p>
      <text:p text:style-name="P7"><text:span text:style-name="T12"><text:tab/>(&gt; 5) ∧ true</text:span><text:span text:style-name="T4">1</text:span><text:span text:style-name="T12"> ∧ true</text:span><text:span text:style-name="T4">1</text:span><text:span text:style-name="T12"> ∧ (&lt; 7)</text:span></text:p>
      <text:p text:style-name="P7"><text:span text:style-name="T12"><text:tab/>(&gt; 5) ∧ (&lt; 7)</text:span></text:p>
      <text:p text:style-name="P4"><text:span text:style-name="T10"/></text:p>
      <text:p text:style-name="P12"><text:span text:style-name="T9">Another example:</text:span></text:p>
      <text:p text:style-name="P12"><text:span text:style-name="T9"/></text:p>
      <text:p text:style-name="P12"><text:span text:style-name="T9"><text:tab/></text:span><text:span text:style-name="T12">∃add{</text:span><text:span text:style-name="T11">(&gt; 2) ∧ (&lt; 3) ∨ </text:span><text:span text:style-name="T9">(= 8)</text:span><text:span text:style-name="T11">, (&lt;</text:span><text:span text:style-name="T12">=</text:span><text:span text:style-name="T11"> </text:span><text:span text:style-name="T12">4</text:span><text:span text:style-name="T11">)</text:span><text:span text:style-name="T12">}</text:span></text:p>
      <text:p text:style-name="P12"><text:span text:style-name="T12"><text:tab/>∃add</text:span><text:span text:style-name="T9">{(&gt; 2) ∧ (&lt; 3), (&lt;= 4)} ∨ </text:span><text:span text:style-name="T12">∃add</text:span><text:span text:style-name="T9">{(= 8), (&lt;= 4)}</text:span></text:p>
      <text:p text:style-name="P12"><text:span text:style-name="T9"><text:tab/></text:span><text:span text:style-name="T12">∃add</text:span><text:span text:style-name="T9">{(&gt; 2), (&lt;= 4)} ∧ </text:span><text:span text:style-name="T12">∃add</text:span><text:span text:style-name="T9">{(&lt; 3), (&lt;= 4)} ∨ </text:span><text:span text:style-name="T12">∃add</text:span><text:span text:style-name="T9">{(= 8), (&lt;= 4)}</text:span></text:p>
      <text:p text:style-name="P12"><text:span text:style-name="T9"><text:tab/></text:span><text:span text:style-name="T17">true</text:span><text:span text:style-name="T6">1</text:span><text:span text:style-name="T17"> ∧ (&lt; 7) ∨ (&lt;= 12)</text:span></text:p>
      <text:p text:style-name="P12"><text:span text:style-name="T17"><text:tab/>(&lt; 7) ∨ (&lt;= 12)</text:span></text:p>
      <text:p text:style-name="P12"><text:span text:style-name="T17"><text:tab/>(&lt;= 12)</text:span></text:p>
      <text:p text:style-name="P12"><text:span text:style-name="T17"/></text:p>
      <text:p text:style-name="P16"><text:span text:style-name="T9">Another way to write </text:span><text:span text:style-name="T18">is to use the `+` operator on the sub-types</text:span><text:span text:style-name="T9">:</text:span></text:p>
      <text:p text:style-name="P16"><text:span text:style-name="T9"/></text:p>
      <text:p text:style-name="P16"><text:span text:style-name="T9"><text:tab/></text:span><text:span text:style-name="T11">(&gt; 2) ∧ (&lt; 3) ∨ </text:span><text:span text:style-name="T16">(= 8) </text:span><text:span text:style-name="T9">+</text:span><text:span text:style-name="T11"> (&lt;</text:span><text:span text:style-name="T12">=</text:span><text:span text:style-name="T11"> </text:span><text:span text:style-name="T12">4</text:span><text:span text:style-name="T11">)</text:span></text:p>
      <text:p text:style-name="P13"><text:span text:style-name="T12"><text:tab/></text:span><text:span text:style-name="T18">( </text:span><text:span text:style-name="T9">(&gt; 2) ∧ (&lt; 3) </text:span><text:span text:style-name="T18">+</text:span><text:span text:style-name="T9"> (&lt;= 4) </text:span><text:span text:style-name="T18">)</text:span><text:span text:style-name="T9"> ∨ </text:span><text:span text:style-name="T18">( </text:span><text:span text:style-name="T9">(= 8) </text:span><text:span text:style-name="T18">+</text:span><text:span text:style-name="T9"> (&lt;= 4) </text:span><text:span text:style-name="T18">)</text:span></text:p>
      <text:p text:style-name="P13"><text:span text:style-name="T9"><text:tab/></text:span><text:span text:style-name="T18">( </text:span><text:span text:style-name="T9">(&gt; 2) </text:span><text:span text:style-name="T18">+</text:span><text:span text:style-name="T9"> (&lt;= 4) </text:span><text:span text:style-name="T18">)</text:span><text:span text:style-name="T9"> ∧ </text:span><text:span text:style-name="T18">( </text:span><text:span text:style-name="T9">(&lt; 3) </text:span><text:span text:style-name="T18">+</text:span><text:span text:style-name="T9"> (&lt;= 4) </text:span><text:span text:style-name="T18">)</text:span><text:span text:style-name="T9"> ∨ </text:span><text:span text:style-name="T18">( </text:span><text:span text:style-name="T9">(= 8) </text:span><text:span text:style-name="T18">+</text:span><text:span text:style-name="T9"> (&lt;= 4) </text:span><text:span text:style-name="T18">)</text:span></text:p>
      <text:p text:style-name="P13"><text:span text:style-name="T9"><text:tab/></text:span><text:span text:style-name="T17">true</text:span><text:span text:style-name="T6">1</text:span><text:span text:style-name="T17"> ∧ (&lt; 7) ∨ (&lt;= 12)</text:span></text:p>
      <text:p text:style-name="P13"><text:span text:style-name="T17"><text:tab/>(&lt; 7) ∨ (&lt;= 12)</text:span></text:p>
      <text:p text:style-name="P13"><text:span text:style-name="T17"><text:tab/>(&lt;= 12)</text:span></text:p>
      <text:p text:style-name="P13"><text:span text:style-name="T17"/></text:p>
      <text:p text:style-name="P17"><text:span text:style-name="T17">O</text:span><text:span text:style-name="T9">ne can use the following rules </text:span><text:span text:style-name="T20">to easier remember operator precedence</text:span><text:span text:style-name="T9">:</text:span></text:p>
      <text:p text:style-name="P13"><text:span text:style-name="T17"/></text:p>
      <text:p text:style-name="P14"><text:span text:style-name="T17"><text:tab/></text:span><text:span text:style-name="T18">a </text:span><text:span text:style-name="T11">∧ </text:span><text:span text:style-name="T18">b + c = ( a + c ) </text:span><text:span text:style-name="T11">∧ </text:span><text:span text:style-name="T18">( b + c )</text:span></text:p>
      <text:p text:style-name="P14"><text:span text:style-name="T18"><text:tab/>a </text:span><text:span text:style-name="T11">∨ </text:span><text:span text:style-name="T18">b + c = ( a + c ) </text:span><text:span text:style-name="T11">∨ </text:span><text:span text:style-name="T18">( b + c )</text:span></text:p>
      <text:p text:style-name="P15"><text:span text:style-name="T18"><text:tab/>a </text:span><text:span text:style-name="T11">∧ </text:span><text:span text:style-name="T18">b </text:span><text:span text:style-name="T11">∨ </text:span><text:span text:style-name="T19">c + d = ( a </text:span><text:span text:style-name="T11">∧ </text:span><text:span text:style-name="T19">b + c ) </text:span><text:span text:style-name="T11">∨ </text:span><text:span text:style-name="T19">( c + d ) = ( a + c ) </text:span><text:span text:style-name="T11">∧ </text:span><text:span text:style-name="T19">( b + c ) </text:span><text:span text:style-name="T11">∨ </text:span><text:span text:style-name="T19">( c + d )</text:span></text:p>
      <text:p text:style-name="P15"><text:span text:style-name="T19"/></text:p>
      <text:p text:style-name="P15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5:23:06.759154000</meta:creation-date>
    <dc:date>2017-11-20T08:39:35.210496000</dc:date>
    <meta:editing-duration>PT7M22S</meta:editing-duration>
    <meta:editing-cycles>1</meta:editing-cycles>
    <meta:document-statistic meta:table-count="1" meta:image-count="0" meta:object-count="0" meta:page-count="2" meta:paragraph-count="118" meta:word-count="627" meta:character-count="2728" meta:non-whitespace-character-count="2190"/>
    <meta:generator>LibreOffice/5.1.2.2$MacOSX_X86_64 LibreOffice_project/d3bf12ecb743fc0d20e0be0c58ca359301eb705f</meta:generator>
  </office:meta>
</office:document-meta>
</file>